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in" fo:border="0.75pt solid #000000" style:writing-mode="page"/>
    </style:style>
    <style:style style:name="P1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/>
      <style:text-properties style:font-name="Atkinson Hyperlegible" fo:font-size="21pt" fo:font-weight="bold" officeooo:rsid="0017299c" officeooo:paragraph-rsid="0011d797" style:font-size-asian="18.3500003814697pt" style:font-weight-asian="bold" style:font-size-complex="21pt" style:font-weight-complex="bold"/>
    </style:style>
    <style:style style:name="P2" style:family="paragraph" style:parent-style-name="Standard">
      <style:text-properties style:font-name="Atkinson Hyperlegible" fo:font-size="21pt" fo:font-weight="bold" officeooo:rsid="0017299c" officeooo:paragraph-rsid="0011d797" style:font-size-asian="18.3500003814697pt" style:font-weight-asian="bold" style:font-size-complex="21pt" style:font-weight-complex="bold"/>
    </style:style>
    <style:style style:name="P3" style:family="paragraph" style:parent-style-name="Standard">
      <style:text-properties style:font-name="Atkinson Hyperlegible" fo:font-size="13pt" fo:font-weight="bold" officeooo:rsid="0017299c" officeooo:paragraph-rsid="002a310c" style:font-size-asian="13pt" style:font-weight-asian="bold" style:font-size-complex="13pt" style:font-weight-complex="bold"/>
    </style:style>
    <style:style style:name="P4" style:family="paragraph" style:parent-style-name="Table_20_Contents">
      <loext:graphic-properties draw:fill="none"/>
      <style:paragraph-properties fo:margin-left="0.0598in" fo:margin-right="0.0598in" fo:margin-top="0.0598in" fo:margin-bottom="0.0598in" style:contextual-spacing="false" fo:text-align="center" style:justify-single-word="false" fo:orphans="0" fo:widows="0" fo:text-indent="0in" style:auto-text-indent="false" fo:background-color="transparent" text:number-lines="false" text:line-number="0"/>
      <style:text-properties style:font-name="Atkinson Hyperlegible" fo:font-size="11pt" fo:font-weight="bold" officeooo:rsid="003ae64c" officeooo:paragraph-rsid="003ae64c" style:font-size-asian="11pt" style:font-weight-asian="bold" style:font-size-complex="11pt" style:font-weight-complex="bold"/>
    </style:style>
    <style:style style:name="P5" style:family="paragraph" style:parent-style-name="Table_20_Contents">
      <loext:graphic-properties draw:fill="none"/>
      <style:paragraph-properties fo:margin-left="0.0598in" fo:margin-right="0.0598in" fo:margin-top="0.0598in" fo:margin-bottom="0.0598in" style:contextual-spacing="false" fo:orphans="0" fo:widows="0" fo:text-indent="0in" style:auto-text-indent="false" fo:background-color="transparent" text:number-lines="false" text:line-number="0"/>
      <style:text-properties style:font-name="Atkinson Hyperlegible" fo:font-size="11pt" officeooo:rsid="003ae64c" officeooo:paragraph-rsid="003ae64c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0.0598in" fo:margin-right="0.0598in" fo:margin-top="0.0598in" fo:margin-bottom="0.0598in" style:contextual-spacing="false" fo:orphans="0" fo:widows="0" fo:text-indent="0in" style:auto-text-indent="false" fo:background-color="transparent" text:number-lines="false" text:line-number="0"/>
      <style:text-properties style:font-name="Atkinson Hyperlegible" fo:font-size="11pt" officeooo:rsid="003fddf0" officeooo:paragraph-rsid="003fddf0" style:font-size-asian="11pt" style:font-size-complex="11pt"/>
    </style:style>
    <style:style style:name="P7" style:family="paragraph" style:parent-style-name="Table_20_Contents">
      <loext:graphic-properties draw:fill="none"/>
      <style:paragraph-properties fo:margin-left="0.0598in" fo:margin-right="0.0598in" fo:margin-top="0.0598in" fo:margin-bottom="0.0598in" style:contextual-spacing="false" fo:orphans="0" fo:widows="0" fo:text-indent="0in" style:auto-text-indent="false" fo:background-color="transparent" text:number-lines="false" text:line-number="0"/>
      <style:text-properties style:font-name="Atkinson Hyperlegible" fo:font-size="11pt" officeooo:rsid="003f318e" officeooo:paragraph-rsid="003f318e" style:font-size-asian="11pt" style:font-size-complex="11pt"/>
    </style:style>
    <style:style style:name="P8" style:family="paragraph" style:parent-style-name="Table_20_Contents">
      <loext:graphic-properties draw:fill="none"/>
      <style:paragraph-properties fo:margin-left="0.0598in" fo:margin-right="0.0598in" fo:margin-top="0.0598in" fo:margin-bottom="0.0598in" style:contextual-spacing="false" fo:orphans="0" fo:widows="0" fo:text-indent="0in" style:auto-text-indent="false" fo:background-color="transparent" text:number-lines="false" text:line-number="0"/>
      <style:text-properties style:font-name="Atkinson Hyperlegible" fo:font-size="11pt" officeooo:rsid="003bf044" officeooo:paragraph-rsid="003bf044" style:font-size-asian="11pt" style:font-size-complex="11pt"/>
    </style:style>
    <style:style style:name="P9" style:family="paragraph" style:parent-style-name="Standard">
      <style:text-properties style:font-name="Atkinson Hyperlegible" fo:font-size="11pt" fo:font-weight="normal" officeooo:rsid="003f318e" officeooo:paragraph-rsid="003f318e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tkinson Hyperlegible" fo:font-size="12pt" fo:font-weight="normal" officeooo:rsid="003f318e" officeooo:paragraph-rsid="003f318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tkinson Hyperlegible" fo:font-size="12pt" fo:font-weight="bold" officeooo:rsid="003fddf0" officeooo:paragraph-rsid="003fddf0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Atkinson Hyperlegible" fo:font-size="12pt" fo:font-weight="normal" officeooo:rsid="003fddf0" officeooo:paragraph-rsid="003fddf0" style:font-size-asian="10.5pt" style:font-weight-asian="normal" style:font-size-complex="12pt" style:font-weight-complex="normal"/>
    </style:style>
    <style:style style:name="T1" style:family="text">
      <style:text-properties officeooo:rsid="003ae64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3f31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yan Christopher</text:p>
      <text:p text:style-name="P2">MET CS<text:span text:style-name="T1">695 – </text:span>Assignment <text:span text:style-name="T1">1</text:span></text:p>
      <text:p text:style-name="P3">1.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ecurity Policies</text:p>
          </table:table-cell>
          <table:table-cell table:style-name="Table1.A1" office:value-type="string">
            <text:p text:style-name="P4">Security Requirements</text:p>
          </table:table-cell>
        </table:table-row>
        <table:table-row>
          <table:table-cell table:style-name="Table1.A1" office:value-type="string">
            <text:p text:style-name="P5">Servers shall be physically isolated and only authorized personal can access.</text:p>
          </table:table-cell>
          <table:table-cell table:style-name="Table1.A1" office:value-type="string">
            <text:p text:style-name="P6">The hospital will have a server room containing the servers that will be locked at all times. The door will be opened via key card access.*</text:p>
          </table:table-cell>
        </table:table-row>
        <table:table-row>
          <table:table-cell table:style-name="Table1.A1" office:value-type="string">
            <text:p text:style-name="P5">Backup of data shall be periodically done to deal with hardware failure, software problems, etc.</text:p>
          </table:table-cell>
          <table:table-cell table:style-name="Table1.A1" office:value-type="string">
            <text:p text:style-name="P6">At the end of each day, a backup will occur that syncs the backup system to the information system.*</text:p>
          </table:table-cell>
        </table:table-row>
        <table:table-row>
          <table:table-cell table:style-name="Table1.A1" office:value-type="string">
            <text:p text:style-name="P5">Every <text:span text:style-name="T3">patient</text:span><text:span text:style-name="T4"> shall be uniquely and convincingly identified.</text:span></text:p>
          </table:table-cell>
          <table:table-cell table:style-name="Table1.A1" office:value-type="string">
            <text:p text:style-name="P6">Each patient will have a unique patient ID generated by hashing their name and SSN.*</text:p>
          </table:table-cell>
        </table:table-row>
        <table:table-row>
          <table:table-cell table:style-name="Table1.A1" office:value-type="string">
            <text:p text:style-name="P5">Only identified/authenticated subjects shall be granted the access to the information system.</text:p>
          </table:table-cell>
          <table:table-cell table:style-name="Table1.A1" office:value-type="string">
            <text:p text:style-name="P7">Each employee should register an account on the information system using their own employee ID, and choose a unique user name. A password with a minimum length of 8, mixed with at least one number, one lower-case or upper-case letter, and one special character, is required.</text:p>
          </table:table-cell>
        </table:table-row>
        <table:table-row>
          <table:table-cell table:style-name="Table1.A1" office:value-type="string">
            <text:p text:style-name="P5">The unsuccessful access attempts shall be well managed, e.g., the total number, the time between two consecutive unsuccessful access attempts, etc.</text:p>
          </table:table-cell>
          <table:table-cell table:style-name="Table1.A1" office:value-type="string">
            <text:p text:style-name="P6">Servers will store logs of all unsuccessful access attempts to the information system to be reviewed by system administrators.*</text:p>
          </table:table-cell>
        </table:table-row>
        <table:table-row>
          <table:table-cell table:style-name="Table1.A1" office:value-type="string">
            <text:p text:style-name="P5">Every <text:span text:style-name="T3">employee</text:span><text:span text:style-name="T4"> shall be associated with a label that indicates its security level to access different data.</text:span></text:p>
          </table:table-cell>
          <table:table-cell table:style-name="Table1.A1" office:value-type="string">
            <text:p text:style-name="P8">After authentication, employees should be assigned a role based on their identity. Access to different resources are controlled based on the role.</text:p>
          </table:table-cell>
        </table:table-row>
        <table:table-row>
          <table:table-cell table:style-name="Table1.A1" office:value-type="string">
            <text:p text:style-name="P5">Onsite (inside hospital) computers shall restrict physical connection to other devices.</text:p>
          </table:table-cell>
          <table:table-cell table:style-name="Table1.A1" office:value-type="string">
            <text:p text:style-name="P8"><text:span text:style-name="T5">No USB drive, portable hard drive, or SD card can be connected to hospital computers.<text:line-break/></text:span><text:line-break/>Hospital computers cannot be used to charge phones, tables, cameras, etc.</text:p>
          </table:table-cell>
        </table:table-row>
        <table:table-row>
          <table:table-cell table:style-name="Table1.A1" office:value-type="string">
            <text:p text:style-name="P5">Login from offsite (outside hospital) devices shall enforce a stronger authentication mechanism.</text:p>
          </table:table-cell>
          <table:table-cell table:style-name="Table1.A1" office:value-type="string">
            <text:p text:style-name="P8">Employees need to use both their password and RSA token (distributed by manager) to authenticate themselves when using their own devices at home to connect to the information system.</text:p>
          </table:table-cell>
        </table:table-row>
        <table:table-row>
          <table:table-cell table:style-name="Table1.A1" office:value-type="string">
            <text:p text:style-name="P5">Data transmission between offsite (outside hospital) devices and servers shall be kept secure.</text:p>
          </table:table-cell>
          <table:table-cell table:style-name="Table1.A1" office:value-type="string">
            <text:p text:style-name="P8">All remote access to the information systems needs to use HTTPS/TLS.</text:p>
          </table:table-cell>
        </table:table-row>
        <table:table-row>
          <table:table-cell table:style-name="Table1.A1" office:value-type="string">
            <text:p text:style-name="P5">The system shall maintain complete, secure records of actions that affect security, e.g., adding a new user, changing the security level of a subject, etc.</text:p>
          </table:table-cell>
          <table:table-cell table:style-name="Table1.A1" office:value-type="string">
            <text:p text:style-name="P6">All security changes will be processed as tickets and stored on the information system as records showing each change and who worked on it.*</text:p>
          </table:table-cell>
        </table:table-row>
        <table:table-row>
          <table:table-cell table:style-name="Table1.A1" office:value-type="string">
            <text:p text:style-name="P5">The security controls that implement security must be protected against unauthorized change.</text:p>
          </table:table-cell>
          <table:table-cell table:style-name="Table1.A1" office:value-type="string">
            <text:p text:style-name="P8">The security policy and its implementation can only be accessed by system administrators.</text:p>
          </table:table-cell>
        </table:table-row>
      </table:table>
      <text:p text:style-name="P9"/>
      <text:p text:style-name="P9">* indicates a security requirement that was added to a security policy not addressed after mapping</text:p>
      <text:p text:style-name="P9"/>
      <text:p text:style-name="P9"/>
      <text:p text:style-name="P10"/>
      <text:p text:style-name="P11"><text:soft-page-break/>2.</text:p>
      <text:p text:style-name="P12">Malware 1: 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Malware 2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tkinson Hyperlegible" svg:font-family="'Atkinson Hyperlegibl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5:59:21.037000000</meta:creation-date>
    <meta:generator>LibreOffice/24.8.4.2$Windows_X86_64 LibreOffice_project/bb3cfa12c7b1bf994ecc5649a80400d06cd71002</meta:generator>
    <dc:date>2025-02-17T16:03:04.109000000</dc:date>
    <meta:editing-duration>PT4H38M36S</meta:editing-duration>
    <meta:editing-cycles>15</meta:editing-cycles>
    <meta:document-statistic meta:table-count="1" meta:image-count="0" meta:object-count="0" meta:page-count="2" meta:paragraph-count="31" meta:word-count="439" meta:character-count="2815" meta:non-whitespace-character-count="2403"/>
  </office:meta>
</office:document-meta>
</file>